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B06389AE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279cm, 4.628cm, 12.599cm, 3.99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35cm" svg:height="4.108cm" svg:x="2.895cm" svg:y="12.622cm">
          <draw:image xlink:href="Pictures/10000001000004B0000004B06389AE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22T12:05:13.212857000</dc:date>
    <meta:editing-duration>PT18M36S</meta:editing-duration>
    <meta:editing-cycles>2</meta:editing-cycles>
    <meta:generator>LibreOffice/25.2.5.2$Windows_X86_64 LibreOffice_project/03d19516eb2e1dd5d4ccd751a0d6f35f35e08022</meta:generator>
    <meta:document-statistic meta:object-count="1"/>
  </office:meta>
</office:document-meta>
</file>